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fo:font-size="18pt" fo:font-weight="bold" officeooo:rsid="001db98f" officeooo:paragraph-rsid="001db98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0000" fo:font-size="12pt" fo:font-weight="bold" officeooo:rsid="001db98f" officeooo:paragraph-rsid="001db98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18pt" fo:font-weight="normal" officeooo:rsid="001db98f" officeooo:paragraph-rsid="001db98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2pt" fo:font-weight="normal" officeooo:rsid="001db98f" officeooo:paragraph-rsid="001db98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db98f" officeooo:paragraph-rsid="001db98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db98f" officeooo:paragraph-rsid="00432b4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dc6a9" officeooo:paragraph-rsid="001dc6a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20f453" officeooo:paragraph-rsid="0020f45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223459" officeooo:paragraph-rsid="0022345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470a8f" officeooo:paragraph-rsid="00470a8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1dc6a9" officeooo:paragraph-rsid="001dc6a9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2490b6" officeooo:paragraph-rsid="002490b6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4de066" officeooo:paragraph-rsid="004de066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4e8375" officeooo:paragraph-rsid="004e8375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4fbaaa" officeooo:paragraph-rsid="004fba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4fc219" officeooo:paragraph-rsid="004fc219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50cc45" officeooo:paragraph-rsid="0050cc45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530e14" officeooo:paragraph-rsid="00530e1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552348" officeooo:paragraph-rsid="00552348" style:font-size-asian="10.5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normal" officeooo:rsid="00256750" officeooo:paragraph-rsid="00256750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normal" officeooo:rsid="00294235" officeooo:paragraph-rsid="00294235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normal" officeooo:rsid="004de066" officeooo:paragraph-rsid="004de066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2pt" fo:font-style="italic" style:text-underline-style="solid" style:text-underline-width="auto" style:text-underline-color="font-color" fo:font-weight="normal" officeooo:rsid="0034b29f" officeooo:paragraph-rsid="0034b29f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2pt" fo:font-style="italic" style:text-underline-style="solid" style:text-underline-width="auto" style:text-underline-color="font-color" fo:font-weight="normal" officeooo:rsid="00354de2" officeooo:paragraph-rsid="00354de2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2490b6" officeooo:paragraph-rsid="002490b6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273cb1" officeooo:paragraph-rsid="00273cb1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490b6" officeooo:paragraph-rsid="002490b6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56750" officeooo:paragraph-rsid="00256750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1db98f" officeooo:paragraph-rsid="005a42d2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5ab70a" officeooo:paragraph-rsid="005ab70a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5d11be" officeooo:paragraph-rsid="005d11be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5d11be" officeooo:paragraph-rsid="005e08db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610bd9" officeooo:paragraph-rsid="00610bd9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ize="12pt" fo:font-style="normal" style:text-underline-style="solid" style:text-underline-width="auto" style:text-underline-color="font-color" fo:font-weight="normal" officeooo:rsid="00294235" officeooo:paragraph-rsid="00294235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ize="12pt" fo:font-style="normal" style:text-underline-style="solid" style:text-underline-width="auto" style:text-underline-color="font-color" fo:font-weight="bold" officeooo:rsid="00294235" officeooo:paragraph-rsid="00294235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fo:font-size="12pt" fo:font-style="normal" style:text-underline-style="solid" style:text-underline-width="auto" style:text-underline-color="font-color" fo:font-weight="bold" officeooo:rsid="002bd100" officeooo:paragraph-rsid="002bd100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fo:font-size="12pt" fo:font-style="normal" style:text-underline-style="solid" style:text-underline-width="auto" style:text-underline-color="font-color" fo:font-weight="bold" officeooo:rsid="003abd78" officeooo:paragraph-rsid="003abd78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fo:font-size="16pt" style:text-underline-style="solid" style:text-underline-width="auto" style:text-underline-color="font-color" fo:font-weight="normal" officeooo:rsid="001db98f" officeooo:paragraph-rsid="001db98f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ize="16pt" style:text-underline-style="solid" style:text-underline-width="auto" style:text-underline-color="font-color" fo:font-weight="normal" officeooo:rsid="0020f453" officeooo:paragraph-rsid="0020f453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ize="16pt" style:text-underline-style="solid" style:text-underline-width="auto" style:text-underline-color="font-color" fo:font-weight="normal" officeooo:rsid="0045dba0" officeooo:paragraph-rsid="0045dba0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ize="16pt" style:text-underline-style="solid" style:text-underline-width="auto" style:text-underline-color="font-color" fo:font-weight="normal" officeooo:rsid="004c6cca" officeooo:paragraph-rsid="004c6cca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ize="14pt" fo:font-style="normal" style:text-underline-style="none" fo:font-weight="bold" officeooo:rsid="005d11be" officeooo:paragraph-rsid="005d11be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fo:font-size="14pt" fo:font-style="normal" style:text-underline-style="none" fo:font-weight="bold" officeooo:rsid="00610bd9" officeooo:paragraph-rsid="00610bd9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0000" fo:font-size="22pt" fo:font-style="normal" style:text-underline-style="none" fo:font-weight="normal" officeooo:rsid="005a42d2" officeooo:paragraph-rsid="005a42d2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 fo:break-before="page"/>
      <style:text-properties fo:color="#000000" fo:font-size="16pt" style:text-underline-style="solid" style:text-underline-width="auto" style:text-underline-color="font-color" fo:font-weight="normal" officeooo:rsid="0020f453" officeooo:paragraph-rsid="00223459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 fo:break-before="page"/>
      <style:text-properties fo:color="#000000" fo:font-size="18pt" style:text-underline-style="none" fo:font-weight="normal" officeooo:rsid="001db98f" officeooo:paragraph-rsid="00432b40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2490b6" officeooo:paragraph-rsid="002490b6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54c4a2" officeooo:paragraph-rsid="00530e14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normal" officeooo:rsid="002490b6" officeooo:paragraph-rsid="002490b6" style:font-size-asian="10.5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normal" officeooo:rsid="0034b29f" officeooo:paragraph-rsid="0034b29f" style:font-size-asian="10.5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normal" officeooo:rsid="003934a3" officeooo:paragraph-rsid="00354de2" style:font-size-asian="10.5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d0e7e" officeooo:paragraph-rsid="00294235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320e63" officeooo:paragraph-rsid="00320e63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5e08db" officeooo:paragraph-rsid="005e08db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610bd9" officeooo:paragraph-rsid="00610bd9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fo:color="#000000" fo:font-size="12pt" fo:font-style="normal" style:text-underline-style="none" fo:font-weight="normal" officeooo:rsid="005d11be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5d11be" officeooo:paragraph-rsid="005d11be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5d11be" officeooo:paragraph-rsid="005e08db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fo:color="#000000" fo:font-size="12pt" fo:font-style="normal" style:text-underline-style="none" fo:font-weight="bold" officeooo:rsid="005a42d2" officeooo:paragraph-rsid="005a42d2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fo:font-size="16pt" style:text-underline-style="solid" style:text-underline-width="auto" style:text-underline-color="font-color" fo:font-weight="normal" officeooo:rsid="00552348" officeooo:paragraph-rsid="00552348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Calibri" fo:font-size="22pt" fo:font-style="normal" style:text-underline-style="none" fo:font-weight="normal" officeooo:rsid="006ba5f8" officeooo:paragraph-rsid="006ba5f8" style:font-size-asian="19.25pt" style:font-style-asian="normal" style:font-weight-asian="normal" style:font-size-complex="2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Calibri" fo:font-size="22pt" fo:font-style="normal" style:text-underline-style="none" fo:font-weight="normal" officeooo:rsid="006ced77" officeooo:paragraph-rsid="006ced77" style:font-size-asian="19.25pt" style:font-style-asian="normal" style:font-weight-asian="normal" style:font-size-complex="22pt" style:font-style-complex="normal" style:font-weight-complex="normal"/>
    </style:style>
    <style:style style:name="P63" style:family="paragraph" style:parent-style-name="Standard">
      <style:paragraph-properties fo:text-align="center" style:justify-single-word="false" fo:break-before="page"/>
      <style:text-properties fo:color="#000000" fo:font-size="18pt" fo:font-style="normal" style:text-underline-style="none" fo:font-weight="normal" officeooo:rsid="0059b9a1" officeooo:paragraph-rsid="005a42d2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 fo:break-before="page"/>
      <style:text-properties fo:color="#000000" fo:font-size="14pt" fo:font-style="normal" style:text-underline-style="none" fo:font-weight="bold" officeooo:rsid="005d11be" officeooo:paragraph-rsid="005e08db" style:font-size-asian="10.5pt" style:font-style-asian="normal" style:font-weight-asian="bold" style:font-size-complex="12pt" style:font-style-complex="normal" style:font-weight-complex="bold"/>
    </style:style>
    <style:style style:name="P65" style:family="paragraph">
      <loext:graphic-properties draw:fill="solid" draw:fill-color="#000000"/>
      <style:paragraph-properties fo:text-align="center"/>
    </style:style>
    <style:style style:name="P66" style:family="paragraph">
      <loext:graphic-properties draw:fill="none" draw:fill-color="#ffffff"/>
    </style:style>
    <style:style style:name="P67" style:family="paragraph">
      <loext:graphic-properties draw:fill="none" draw:fill-color="#ffffff"/>
      <style:text-properties fo:font-size="12pt"/>
    </style:style>
    <style:style style:name="T1" style:family="text">
      <style:text-properties officeooo:rsid="0022345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54c4a2" style:font-weight-asian="normal" style:font-weight-complex="normal"/>
    </style:style>
    <style:style style:name="T4" style:family="text">
      <style:text-properties fo:font-weight="normal" officeooo:rsid="0056f88a" style:font-weight-asian="normal" style:font-weight-complex="normal"/>
    </style:style>
    <style:style style:name="T5" style:family="text">
      <style:text-properties fo:font-weight="normal" officeooo:rsid="0059b9a1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b0698"/>
    </style:style>
    <style:style style:name="T8" style:family="text">
      <style:text-properties style:text-underline-style="none" officeooo:rsid="002bb26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2bb26d" style:font-weight-asian="normal" style:font-weight-complex="normal"/>
    </style:style>
    <style:style style:name="T11" style:family="text">
      <style:text-properties style:text-underline-style="none" fo:font-weight="normal" officeooo:rsid="002d0e7e" style:font-weight-asian="normal" style:font-weight-complex="normal"/>
    </style:style>
    <style:style style:name="T12" style:family="text">
      <style:text-properties style:text-underline-style="none" fo:font-weight="normal" officeooo:rsid="002e2514" style:font-weight-asian="normal" style:font-weight-complex="normal"/>
    </style:style>
    <style:style style:name="T13" style:family="text">
      <style:text-properties style:text-underline-style="none" fo:font-weight="normal" officeooo:rsid="002eff0b" style:font-weight-asian="normal" style:font-weight-complex="normal"/>
    </style:style>
    <style:style style:name="T14" style:family="text">
      <style:text-properties style:text-underline-style="none" fo:font-weight="normal" officeooo:rsid="003b66f6" style:font-weight-asian="normal" style:font-weight-complex="normal"/>
    </style:style>
    <style:style style:name="T15" style:family="text">
      <style:text-properties style:text-underline-style="none" fo:font-weight="normal" officeooo:rsid="003cb608" style:font-weight-asian="normal" style:font-weight-complex="normal"/>
    </style:style>
    <style:style style:name="T16" style:family="text">
      <style:text-properties style:text-underline-style="none" fo:font-weight="normal" officeooo:rsid="003e08b1" style:font-weight-asian="normal" style:font-weight-complex="normal"/>
    </style:style>
    <style:style style:name="T17" style:family="text">
      <style:text-properties style:text-underline-style="none" fo:font-weight="normal" officeooo:rsid="0040210c" style:font-weight-asian="normal" style:font-weight-complex="normal"/>
    </style:style>
    <style:style style:name="T18" style:family="text">
      <style:text-properties style:text-underline-style="none" officeooo:rsid="002d0e7e"/>
    </style:style>
    <style:style style:name="T19" style:family="text">
      <style:text-properties style:text-underline-style="none" officeooo:rsid="00354de2"/>
    </style:style>
    <style:style style:name="T20" style:family="text">
      <style:text-properties style:text-underline-style="none" officeooo:rsid="003556ca"/>
    </style:style>
    <style:style style:name="T21" style:family="text">
      <style:text-properties style:text-underline-style="none" officeooo:rsid="00366417"/>
    </style:style>
    <style:style style:name="T22" style:family="text">
      <style:text-properties style:text-underline-style="none" officeooo:rsid="003934a3"/>
    </style:style>
    <style:style style:name="T23" style:family="text">
      <style:text-properties style:text-underline-style="none" officeooo:rsid="003c9e0f"/>
    </style:style>
    <style:style style:name="T24" style:family="text">
      <style:text-properties style:text-position="super 58%" style:text-underline-style="none" fo:font-weight="normal" officeooo:rsid="002bb26d" style:font-weight-asian="normal" style:font-weight-complex="normal"/>
    </style:style>
    <style:style style:name="T25" style:family="text">
      <style:text-properties style:text-position="super 58%" style:text-underline-style="none" fo:font-weight="normal" officeooo:rsid="002d0e7e" style:font-weight-asian="normal" style:font-weight-complex="normal"/>
    </style:style>
    <style:style style:name="T26" style:family="text">
      <style:text-properties fo:font-size="16pt"/>
    </style:style>
    <style:style style:name="T27" style:family="text">
      <style:text-properties officeooo:rsid="00432b40"/>
    </style:style>
    <style:style style:name="T28" style:family="text">
      <style:text-properties officeooo:rsid="0048ab45"/>
    </style:style>
    <style:style style:name="T29" style:family="text">
      <style:text-properties officeooo:rsid="004a0d1e"/>
    </style:style>
    <style:style style:name="T30" style:family="text">
      <style:text-properties officeooo:rsid="004b3ada"/>
    </style:style>
    <style:style style:name="T31" style:family="text">
      <style:text-properties officeooo:rsid="005e08db"/>
    </style:style>
    <style:style style:name="T32" style:family="text">
      <style:text-properties fo:font-size="12pt" fo:font-weight="normal" style:font-size-asian="12pt" style:font-weight-asian="normal"/>
    </style:style>
    <style:style style:name="T33" style:family="text">
      <style:text-properties style:font-name="Liberation Serif" fo:font-size="14pt" fo:font-style="normal" fo:font-weight="bold" style:font-size-asian="14pt" style:font-style-asian="normal" style:font-weight-asian="bold"/>
    </style:style>
    <style:style style:name="T34" style:family="text">
      <style:text-properties style:font-name="Liberation Serif" fo:font-size="14pt" fo:font-weight="bold" style:font-size-asian="14pt" style:font-weight-asian="bold"/>
    </style:style>
    <style:style style:name="T35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36" style:family="text">
      <style:text-properties officeooo:rsid="00660d07"/>
    </style:style>
    <style:style style:name="T37" style:family="text">
      <style:text-properties officeooo:rsid="006ea904"/>
    </style:style>
    <style:style style:name="T38" style:family="text">
      <style:text-properties fo:font-size="12pt"/>
    </style:style>
    <style:style style:name="gr1" style:family="graphic">
      <style:graphic-properties draw:stroke="solid" svg:stroke-width="0cm" svg:stroke-color="#000000" draw:marker-start-width="0.353cm" draw:marker-end-width="0.353cm" draw:fill="solid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6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2.5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4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2.6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7">Chapitre 2 :</text:span>Langage corporel</text:p>
      <text:p text:style-name="P3">01:Généralités</text:p>
      <text:p text:style-name="P2"/>
      <text:p text:style-name="P4">- Expressions du visage</text:p>
      <text:p text:style-name="P4">- Posture du corps</text:p>
      <text:p text:style-name="P4"/>
      <text:p text:style-name="P38">I. Caractéristiques du langage corporel</text:p>
      <text:p text:style-name="P5">55 %: Langage corporel</text:p>
      <text:p text:style-name="P5">38 %: Voix</text:p>
      <text:p text:style-name="P5">7 %: Mots</text:p>
      <text:p text:style-name="P5"/>
      <text:p text:style-name="P11">Interprétation complexe :</text:p>
      <text:p text:style-name="P7">- Personnalité<text:tab/><text:tab/>- Culture<text:tab/>- Canal non verbal (kinésique,haptique,proxémique)</text:p>
      <text:p text:style-name="P7">- Tenue</text:p>
      <text:p text:style-name="P7"/>
      <text:p text:style-name="P39">II. Différents signaux corporels</text:p>
      <text:p text:style-name="P8">- Posture et démarche<text:tab/><text:tab/>- Mimique faciale<text:tab/><text:tab/>- Gestuelle<text:tab/><text:tab/>- Voix/Information</text:p>
      <text:p text:style-name="P8"/>
      <text:p text:style-name="P12">Posture</text:p>
      <text:p text:style-name="P47">- Se tenir droit, posture dynamique et attentive</text:p>
      <text:p text:style-name="P49">Posture fermée : croiser les bras</text:p>
      <text:p text:style-name="P49">Posture ouverte : non croisé</text:p>
      <text:p text:style-name="P49"/>
      <text:p text:style-name="P25">Démarche</text:p>
      <text:p text:style-name="P27">- Enjambée</text:p>
      <text:p text:style-name="P20">Trop rapide : Nerveux,stressé</text:p>
      <text:p text:style-name="P20">Trop lent : Nonchalant</text:p>
      <text:p text:style-name="P28"/>
      <text:p text:style-name="P28">=&gt; Être à l’aise</text:p>
      <text:p text:style-name="P28"/>
      <text:p text:style-name="P26">Mimique faciale</text:p>
      <text:p text:style-name="P21">Étonnement, joie, tristesse, peur, dégoût, colère</text:p>
      <text:p text:style-name="P34">Visage :<text:span text:style-name="T6"> Paupières, yeux, nez, boucle, front, </text:span><text:span text:style-name="T7">menton</text:span></text:p>
      <text:p text:style-name="P35"><text:span text:style-name="T7">→</text:span><text:span text:style-name="T8"> </text:span><text:span text:style-name="T10">Regard : 1</text:span><text:span text:style-name="T24">er</text:span><text:span text:style-name="T10"> élément de communication</text:span></text:p>
      <text:p text:style-name="P35"><text:span text:style-name="T8">→</text:span><text:span text:style-name="T18"> </text:span><text:span text:style-name="T11">Sourire : 2</text:span><text:span text:style-name="T25">e</text:span><text:span text:style-name="T11"> </text:span><text:span text:style-name="T12">é</text:span><text:span text:style-name="T11">l</text:span><text:span text:style-name="T13">é</text:span><text:span text:style-name="T11">ment</text:span></text:p>
      <text:p text:style-name="P52"/>
      <text:p text:style-name="P36"><text:span text:style-name="T8">G</text:span><text:span text:style-name="T6">estuelle</text:span></text:p>
      <text:p text:style-name="P53">Précède ou accompagne le langage verbal</text:p>
      <text:p text:style-name="P50">Gestes ronds </text:p>
      <text:p text:style-name="P50">Gestes pointus (doigts) : désigner choses, geste directif/agressif</text:p>
      <text:p text:style-name="P23"><text:span text:style-name="T6">Poignée de main : </text:span><text:span text:style-name="T19">ferme</text:span></text:p>
      <text:p text:style-name="P24"><text:span text:style-name="T6">Geste réflexe : transpiration, </text:span><text:span text:style-name="T20">tremblement, </text:span><text:span text:style-name="T21">chair de poule, </text:span><text:span text:style-name="T22">rougissement</text:span></text:p>
      <text:p text:style-name="P51"/>
      <text:p text:style-name="P37"><text:span text:style-name="T22">V</text:span><text:span text:style-name="T6">oix et intonation </text:span><text:span text:style-name="T23">(38% Communication)</text:span></text:p>
      <text:p text:style-name="P37"><text:span text:style-name="T9">- </text:span><text:span text:style-name="T14">Intensité</text:span></text:p>
      <text:p text:style-name="P37"><text:span text:style-name="T14">- Élocutio</text:span><text:span text:style-name="T15">n</text:span></text:p>
      <text:p text:style-name="P37"><text:span text:style-name="T15">- </text:span><text:span text:style-name="T16">Voix claire et adaptée (vitesse et volume)</text:span></text:p>
      <text:p text:style-name="P37"><text:span text:style-name="T16">- </text:span><text:span text:style-name="T17">Phâtemes : hein, donc, euh...</text:span></text:p>
      <text:p text:style-name="P45">II<text:span text:style-name="T1">I</text:span>. <text:span text:style-name="T1">Prise de parole</text:span></text:p>
      <text:p text:style-name="P9">Exposé 15 min</text:p>
      <text:p text:style-name="P9">Thème: Châteaux en France</text:p>
      <text:p text:style-name="P9">Support: Powerpoint</text:p>
      <text:p text:style-name="P46">0<text:span text:style-name="T27">2</text:span>:<text:span text:style-name="T27">Espace,gestes et temps</text:span></text:p>
      <text:p text:style-name="P6"/>
      <text:p text:style-name="P40">I. Espace</text:p>
      <text:p text:style-name="P10">Intime : 15-45 cm (Bras)</text:p>
      <text:p text:style-name="P10">Personnelle : 45-120cm (Bras tendus)</text:p>
      <text:p text:style-name="P10">Sociale : 120-210cm <text:span text:style-name="T30">et 210-360cm </text:span>(2 zones sociales, <text:span text:style-name="T29">liée à la voix</text:span>)</text:p>
      <text:p text:style-name="P10">Publique : 360-750<text:span text:style-name="T28">cm</text:span> (Au-delà zone sociale)</text:p>
      <text:p text:style-name="P10"/>
      <text:p text:style-name="P41">II. Gestes</text:p>
      <text:p text:style-name="P22">Extra-communication : inconscient</text:p>
      <text:p text:style-name="P22">Gestes référentiels : liés à la communication</text:p>
      <text:p text:style-name="P22"/>
      <text:p text:style-name="P13">Gestes auto-centrés (traduisent émotions) : <text:span text:style-name="T2">se recoiffer,</text:span></text:p>
      <text:p text:style-name="P13">Gestes rythmiques (battent la locomotion mentale, semi-conscient) : <text:span text:style-name="T2">battement de pied, main</text:span></text:p>
      <text:p text:style-name="P14">Gestes déictique (désignation) :<text:span text:style-name="T2"> tête, doigt</text:span></text:p>
      <text:p text:style-name="P15">Gestes iconiques :<text:span text:style-name="T2"> représente une action, élément</text:span></text:p>
      <text:p text:style-name="P16">Gestes pantomimiques : <text:span text:style-name="T2">ensemble du corps</text:span></text:p>
      <text:p text:style-name="P17">Gestes signes (iconiques, pantomimiques) </text:p>
      <text:p text:style-name="P18">Gestes emblèmes : <text:span text:style-name="T3">bras d’honneur</text:span></text:p>
      <text:p text:style-name="P48"/>
      <text:p text:style-name="P60">III. Temps</text:p>
      <text:p text:style-name="P19"><text:span text:style-name="T2">Monochronique : Une seule </text:span><text:span text:style-name="T4">tâches</text:span><text:span text:style-name="T2"> à la fois</text:span></text:p>
      <text:p text:style-name="P19"><text:span text:style-name="T2">Polychronique : Plusieurs </text:span><text:span text:style-name="T4">tâches</text:span><text:span text:style-name="T2"> à la foi</text:span><text:span text:style-name="T5">s</text:span></text:p>
      <text:p text:style-name="P63">01:Profils psychologiques</text:p>
      <text:p text:style-name="P29"/>
      <text:p text:style-name="P59">Expression corporelle d’une personne (prédispositions génétiques/culturelles)</text:p>
      <text:p text:style-name="P44">+</text:p>
      <text:p text:style-name="P59">Vécu, pensées, émotions</text:p>
      <text:p text:style-name="P59"/>
      <text:p text:style-name="P30"><text:span text:style-name="T26">5 profils psychologiques :</text:span> - Dominant <text:s text:c="4"/>- Rigoureux <text:s text:c="4"/>- Pragmatique <text:s text:c="4"/>- Relationnel</text:p>
      <text:p text:style-name="P30"><text:tab/><text:tab/><text:tab/><text:tab/> <text:s text:c="8"/>- Timide</text:p>
      <text:p text:style-name="P30"/>
      <text:p text:style-name="P42">Dominant :</text:p>
      <text:p text:style-name="P31">- Contrôle tout<text:tab/></text:p>
      <text:p text:style-name="P31">- Assume responsabilités</text:p>
      <text:p text:style-name="P31">- Prise de décision rapide</text:p>
      <text:p text:style-name="P31">- Loyauté, fidélité</text:p>
      <text:p text:style-name="P31">- Élimine concurrence</text:p>
      <text:p text:style-name="P31"><draw:line text:anchor-type="paragraph" draw:z-index="5" draw:name="Forme2" draw:style-name="gr1" draw:text-style-name="P65" svg:x1="7.124cm" svg:y1="0.392cm" svg:x2="7.124cm" svg:y2="2.8cm"><text:p/></draw:line></text:p>
      <text:p text:style-name="P31"><draw:frame text:anchor-type="paragraph" draw:z-index="2" draw:name="Forme4" draw:style-name="gr3" draw:text-style-name="P66" svg:width="4.922cm" svg:height="2.514cm" svg:x="7.548cm" svg:y="0.051cm"><draw:text-box><text:p>- Respecter sa position</text:p><text:p>- Poli et sobre</text:p><text:p>- Attentif à ce qu’il dit</text:p><text:p>- Posture dynamique/droite</text:p></draw:text-box></draw:frame>→ Regard perçant et scrutateur</text:p>
      <text:p text:style-name="P31">→ Mimique faciales peu nombreuses</text:p>
      <text:p text:style-name="P31">→ Gestes peu nombreux</text:p>
      <text:p text:style-name="P31">→ Attitude formelle</text:p>
      <text:p text:style-name="P31"/>
      <text:p text:style-name="P31"><text:s/><text:span text:style-name="T34">Rigoureux :</text:span></text:p>
      <text:p text:style-name="Standard"><text:s/><text:span text:style-name="T35">- Vérifie tout</text:span></text:p>
      <text:p text:style-name="Standard"><text:s/><text:span text:style-name="T35">- Exigent envers lui-même/autres</text:span></text:p>
      <text:p text:style-name="Standard"><text:s/><text:span text:style-name="T35">- Solitaire dans le travail</text:span></text:p>
      <text:p text:style-name="Standard"><text:s/><text:span text:style-name="T35">- Curiosité et rigueur</text:span></text:p>
      <text:p text:style-name="Standard"><draw:line text:anchor-type="paragraph" draw:z-index="3" draw:name="Forme2" draw:style-name="gr1" draw:text-style-name="P65" svg:x1="8.024cm" svg:y1="0.296cm" svg:x2="8.024cm" svg:y2="2.704cm"><text:p/></draw:line><draw:frame text:anchor-type="paragraph" draw:z-index="4" draw:name="Forme5" draw:style-name="gr4" draw:text-style-name="P67" svg:width="5.98cm" svg:height="2.437cm" svg:x="8.632cm" svg:y="0.319cm"><draw:text-box><text:p><text:span text:style-name="T38">- Gestuelle ouverte et calme</text:span></text:p><text:p><text:span text:style-name="T38">- Posture posée (temps)</text:span></text:p><text:p><text:span text:style-name="T38">- Pas de mouvement d’impatience</text:span></text:p><text:p><text:span text:style-name="T38">- Pas de signes de critiques/expansifs/timides</text:span></text:p></draw:text-box></draw:frame> </text:p>
      <text:p text:style-name="Standard"><text:s/><text:span text:style-name="T35">→ Poignée de main </text:span><text:span text:style-name="T32">polie/respectueuse</text:span></text:p>
      <text:p text:style-name="Standard"><text:s/><text:span text:style-name="T35">→ Regard scrutateur/méfiant</text:span></text:p>
      <text:p text:style-name="Standard"><text:s/><text:span text:style-name="T35">→ Gestes clairs mais peu </text:span><text:span text:style-name="T32">nombreux</text:span></text:p>
      <text:p text:style-name="Standard"><text:s/><text:span text:style-name="T35">→ Sourire amical mais réservé</text:span></text:p>
      <text:p text:style-name="Standard"><text:span text:style-name="T35"/></text:p>
      <text:p text:style-name="Standard"><text:span text:style-name="T35"><text:s/></text:span><text:span text:style-name="T33">Relationnel :</text:span></text:p>
      <text:p text:style-name="Standard"><text:s/><text:span text:style-name="T35">- Établit facilement des relations </text:span><text:span text:style-name="T32">de confiance</text:span></text:p>
      <text:p text:style-name="Standard"><text:s/><text:span text:style-name="T35">- Adore communiquer</text:span></text:p>
      <text:p text:style-name="Standard"><text:s/><text:span text:style-name="T35">- Attentif aux émotions/empathie</text:span></text:p>
      <text:p text:style-name="Standard"><text:s/><text:span text:style-name="T35">- Expressif (sentiments)</text:span></text:p>
      <text:p text:style-name="Standard"><text:s/></text:p>
      <text:p text:style-name="Standard"><draw:line text:anchor-type="paragraph" draw:z-index="6" draw:name="Forme2" draw:style-name="gr1" draw:text-style-name="P65" svg:x1="7.071cm" svg:y1="0.011cm" svg:x2="7.071cm" svg:y2="2.419cm"><text:p/></draw:line><draw:frame text:anchor-type="paragraph" draw:z-index="7" draw:name="Forme1" draw:style-name="gr2" draw:text-style-name="P66" svg:width="7.145cm" svg:height="2.647cm" svg:x="8.103cm" svg:y="0.053cm"><draw:text-box><text:p>- Pas de posture rigide</text:p><text:p>- Pas d’hypocrisie/gestes étudiés</text:p><text:p>- Pas de langage corporel fermé/critique</text:p><text:p>- Attitude calme et détendue</text:p><text:p>- Ecoute attentive et intéressée</text:p></draw:text-box></draw:frame> <text:span text:style-name="T35">→ Poignée de main chaleureuse</text:span></text:p>
      <text:p text:style-name="Standard"><text:s/><text:span text:style-name="T35">→ Regard sympathique</text:span></text:p>
      <text:p text:style-name="Standard"><text:s/><text:span text:style-name="T35">→ Gestes ouverts engageant</text:span></text:p>
      <text:p text:style-name="Standard"><text:s/><text:span text:style-name="T35">→ Parler vivant, agréable</text:span></text:p>
      <text:p text:style-name="Standard"><text:s/><text:span text:style-name="T35">→ Posture détendue/décontractée</text:span></text:p>
      <text:p text:style-name="P56"/>
      <text:p text:style-name="P64"><text:span text:style-name="T31">Pragmatique</text:span> :</text:p>
      <text:p text:style-name="P32">- <text:span text:style-name="T31">Dynamique</text:span></text:p>
      <text:p text:style-name="P32">- <text:span text:style-name="T31">Travail en groupe</text:span></text:p>
      <text:p text:style-name="P32">- <text:span text:style-name="T31">Courage/prises de risque</text:span></text:p>
      <text:p text:style-name="P32">- <text:span text:style-name="T31">Projets/capacité à se projeter dans l’avenir</text:span></text:p>
      <text:p text:style-name="P32"><draw:frame text:anchor-type="paragraph" draw:z-index="9" draw:name="Forme6" draw:style-name="gr5" draw:text-style-name="P66" svg:width="6.88cm" svg:height="2.7cm" svg:x="9.188cm" svg:y="0.464cm"><draw:text-box><text:p>- Tension du corps dynamique</text:p><text:p>- Attitude conviviale/pas de rivalités</text:p><text:p>- Regard ouvert et curieux</text:p><text:p>- Pas trop de zèle</text:p><text:p>- Pas de gestes timorés/critiques</text:p></draw:text-box></draw:frame></text:p>
      <text:p text:style-name="P32"><draw:line text:anchor-type="paragraph" draw:z-index="8" draw:name="Forme2" draw:style-name="gr1" draw:text-style-name="P65" svg:x1="8.421cm" svg:y1="0.058cm" svg:x2="8.421cm" svg:y2="2.466cm"><text:p/></draw:line>→<text:span text:style-name="T31"> Salut amical et poignée de main énergique</text:span></text:p>
      <text:p text:style-name="P32">→<text:span text:style-name="T31">Voix forte, claire, agréable</text:span></text:p>
      <text:p text:style-name="P54">→ Regard franc et directif</text:p>
      <text:p text:style-name="P54">→ Posture droite</text:p>
      <text:p text:style-name="P54">→ Gestes souples et dynamiques</text:p>
      <text:p text:style-name="P32"/>
      <text:p text:style-name="P43">Timide :</text:p>
      <text:p text:style-name="P33">- Discret et sensible</text:p>
      <text:p text:style-name="P33">- Porté par les événements</text:p>
      <text:p text:style-name="P33">- Reconnaissant</text:p>
      <text:p text:style-name="P33">- Besoin de calme et de sûreté</text:p>
      <text:p text:style-name="P33">- Bonnes manières et poli</text:p>
      <text:p text:style-name="P33"><draw:line text:anchor-type="paragraph" draw:z-index="0" draw:name="Forme2" draw:style-name="gr1" draw:text-style-name="P65" svg:x1="8.024cm" svg:y1="0.434cm" svg:x2="8.024cm" svg:y2="2.842cm"><text:p/></draw:line><draw:frame text:anchor-type="paragraph" draw:z-index="1" draw:name="Forme3" draw:style-name="gr2" draw:text-style-name="P66" svg:width="7.912cm" svg:height="2.647cm" svg:x="8.527cm" svg:y="0.407cm"><draw:text-box><text:p>- Ne pas être trop direct</text:p><text:p>- Eviter les gestes brusques → gestes calmes</text:p><text:p>- Saluer avec sympathie</text:p><text:p>- Impression sécurisante/chaleureuse</text:p><text:p>- Posture détendue</text:p></draw:text-box></draw:frame></text:p>
      <text:p text:style-name="P33">→ Poignée de main polie mais hésitante</text:p>
      <text:p text:style-name="P33">→ Regard mal assuré/créatif</text:p>
      <text:p text:style-name="P33">→ « Petite voix »</text:p>
      <text:p text:style-name="P33">→ Posture crispée/tension insuffisante</text:p>
      <text:p text:style-name="P33">→ Gestes étriqués/hésitants/autoprote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0:36:40.293543850</meta:creation-date>
    <dc:date>2017-10-11T09:39:18.818306964</dc:date>
    <meta:editing-duration>PT3H25M43S</meta:editing-duration>
    <meta:editing-cycles>70</meta:editing-cycles>
    <meta:generator>LibreOffice/5.1.6.2$Linux_X86_64 LibreOffice_project/10m0$Build-2</meta:generator>
    <meta:document-statistic meta:table-count="0" meta:image-count="0" meta:object-count="0" meta:page-count="5" meta:paragraph-count="119" meta:word-count="525" meta:character-count="3447" meta:non-whitespace-character-count="2986"/>
  </office:meta>
</office:document-meta>
</file>